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254" table:default-cell-style-name="Default"/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A</text:p>
          </table:table-cell>
        </table:table-row>
        <table:table-row table:style-name="ro1">
          <table:table-cell table:number-columns-repeated="254" office:value-type="string" calcext:value-type="string">
            <text:p>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9">00/00/0000</text:date>, <text:time style:data-style-name="N2" text:time-value="12:10:47.2083875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2:02:51.825002111</meta:creation-date>
    <dc:date>2019-05-07T12:09:26.489193209</dc:date>
    <meta:editing-duration>PT6M35S</meta:editing-duration>
    <meta:editing-cycles>1</meta:editing-cycles>
    <meta:generator>LibreOffice/5.1.6.2$Linux_X86_64 LibreOffice_project/10m0$Build-2</meta:generator>
    <meta:document-statistic meta:table-count="1" meta:cell-count="64770" meta:object-count="0"/>
  </office:meta>
</office:document-meta>
</file>